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1015"/>
        </table:table-row>
        <table:table-row table:style-name="ro1">
          <table:table-cell table:style-name="ce30" office:value-type="date" office:date-value="2017-09-25" calcext:value-type="date">
            <text:p>2017-09-25</text:p>
          </table:table-cell>
          <table:table-cell table:number-columns-repeated="7"/>
          <table:table-cell office:value-type="string" calcext:value-type="string">
            <text:p>-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9:12:39.85638226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01:50:12.928876330</dc:date>
    <meta:creation-date>2016-09-05T22:47:24Z</meta:creation-date>
    <meta:editing-cycles>1212</meta:editing-cycles>
    <meta:editing-duration>P23DT22H54M7S</meta:editing-duration>
    <meta:generator>LibreOffice/5.2.7.2$Linux_X86_64 LibreOffice_project/20m0$Build-2</meta:generator>
    <meta:document-statistic meta:table-count="4" meta:cell-count="3887" meta:object-count="0"/>
  </office:meta>
</office:document-meta>
</file>